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Dot_20_Dot" svg:stroke-width="0.053cm" svg:stroke-color="#5983b0" draw:marker-start-width="0.279cm" draw:marker-end-width="0.279cm" draw:fill="none" draw:fill-color="#ffffff" draw:textarea-vertical-align="middle" fo:min-height="2.75cm" fo:padding-top="0.151cm" fo:padding-bottom="0.151cm" fo:padding-left="0.276cm" fo:padding-right="0.276cm" loext:decorative="false"/>
      <style:paragraph-properties style:writing-mode="lr-tb"/>
    </style:style>
    <style:style style:name="gr2" style:family="graphic" style:parent-style-name="standard">
      <style:graphic-properties draw:stroke="none" draw:fill-color="#eeeeee" draw:textarea-vertical-align="middle" fo:min-height="3.256cm" loext:decorative="false"/>
      <style:paragraph-properties style:writing-mode="lr-tb"/>
    </style:style>
    <style:style style:name="gr3" style:family="graphic" style:parent-style-name="Shape_20_Default">
      <style:graphic-properties fo:min-height="3.538cm" fo:min-width="3.288cm" loext:decorative="false"/>
    </style:style>
    <style:style style:name="gr4" style:family="graphic" style:parent-style-name="Shape_20_Default">
      <style:graphic-properties svg:stroke-opacity="100%" fo:min-height="2.368cm" fo:min-width="2.118cm" loext:decorative="false"/>
    </style:style>
    <style:style style:name="gr5" style:family="graphic" style:parent-style-name="Shape_20_Default">
      <style:graphic-properties fo:min-height="0.872cm" fo:min-width="1.288cm" loext:decorative="false"/>
    </style:style>
    <style:style style:name="gr6" style:family="graphic" style:parent-style-name="Shape_20_Default">
      <style:graphic-properties fo:min-height="1.614cm" fo:min-width="4.057cm" fo:wrap-option="no-wrap" loext:decorative="false"/>
    </style:style>
    <style:style style:name="gr7" style:family="graphic" style:parent-style-name="Shape_20_Default">
      <style:graphic-properties draw:stroke="dash" draw:stroke-dash="Dashed_20__28_var_29_" svg:stroke-width="0.212cm" draw:marker-start-width="0.529cm" draw:marker-end-width="0.529cm" svg:stroke-linecap="round" fo:padding-top="0.231cm" fo:padding-bottom="0.231cm" fo:padding-left="0.356cm" fo:padding-right="0.356cm" loext:decorative="false"/>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color="#eeeeee"/>
      <style:paragraph-properties fo:text-align="center"/>
      <style:text-properties fo:font-size="40pt"/>
    </style:style>
    <style:style style:name="T1"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2" draw:layer="layout" svg:width="11.1cm" svg:height="3.052cm" svg:x="4.95cm" svg:y="9.274cm">
          <draw:text-box>
            <text:p text:style-name="P1">What fun ! =)</text:p>
          </draw:text-box>
        </draw:frame>
        <draw:frame draw:style-name="gr2" draw:text-style-name="P3" draw:layer="layout" svg:width="19cm" svg:height="3.506cm" svg:x="1cm" svg:y="3.7cm">
          <draw:text-box>
            <text:p text:style-name="P1"><text:span text:style-name="T1">Hello World</text:span></text:p>
          </draw:text-box>
        </draw:frame>
        <draw:custom-shape draw:style-name="gr3" draw:layer="layout" svg:width="4cm" svg:height="4cm" svg:x="3.7cm" svg:y="21.675cm">
          <text:p/>
          <draw:enhanced-geometry svg:viewBox="0 0 21600 21600" draw:type="rectangle" draw:enhanced-path="M 0 0 L 21600 0 21600 21600 0 21600 0 0 Z N"/>
        </draw:custom-shape>
        <draw:custom-shape draw:style-name="gr4" draw:layer="layout" svg:width="4cm" svg:height="4cm" svg:x="13.1cm" svg:y="2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layer="layout" svg:width="4cm" svg:height="4cm" svg:x="8.4cm" svg:y="21.6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layer="layout" svg:width="7.3cm" svg:height="3.2cm" svg:x="12.1cm" svg:y="15.2cm">
          <text:p/>
          <draw:enhanced-geometry svg:viewBox="0 0 21600 21600" draw:text-areas="3000 3320 17110 17330" draw:type="cloud-callout" draw:modifiers="-1825.39378167374 -17585.00468603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7" draw:layer="layout" svg:width="5.305cm" svg:height="5.085cm" draw:transform="rotate (-3.14159265358979) translate (9.30679928060303cm 19.586cm)" svg:viewBox="0 0 5306 5086" svg:d="M604 0c685 68 1406-26 2055 205 935 332 2083 733 2483 1641 337 766 132 1827-392 2480-428 533-1228 818-1908 750-938-94-1847-755-2376-1536-384-567-578-1354-398-2015 113-416 455-817 860-968 461-172 1004 17 1463 194 792 305 1760 665 2096 1444 214 497 72 1168-249 1604-292 396-834 674-1326 650-745-36-1465-572-1907-1173-296-403-485-967-368-1453 74-306 324-612 623-710 313-103 663 80 965 211 629 272 1410 540 1694 1163 140 307 97 743-116 1005-198 243-582 338-892 295-540-75-1017-488-1356-915-179-226-205-539-308-809">
          <text:p/>
        </draw:path>
        <officeooo:annotation svg:x="0.051cm" svg:y="0cm">
          <dc:creator>LocalUser#1</dc:creator>
          <dc:date>2024-02-08T09:19:28</dc:date>
          <text:p>tSTe</text:p>
          <text:p/>
        </officeooo:annotation>
        <officeooo:annotation svg:x="2cm" svg:y="0cm">
          <dc:creator>LocalUser#2</dc:creator>
          <dc:date>2024-02-08T09:22:27</dc:date>
          <text:p>auiea</text:p>
        </officeooo:annotation>
        <officeooo:annotation svg:x="3cm" svg:y="0cm">
          <dc:creator>LocalUser#0</dc:creator>
          <dc:date>2024-02-08T11:46:27</dc:date>
          <text:p>test</text:p>
        </officeooo:annotation>
        <officeooo:annotation svg:x="4cm" svg:y="0cm">
          <dc:creator>LocalUser#3</dc:creator>
          <dc:date>2024-02-08T11:53:44</dc:date>
          <text:p>auieauie</text:p>
        </officeooo:annotati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uble_20_Dash_20_Dot_20_Dot" draw:display-name="Double Dash Dot Dot" draw:style="rect" draw:dots1="1" draw:dots1-length="1100%" draw:dots2="2" draw:dots2-length="100%" draw:distance="5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l" fo:country="S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hape_20_Default" style:display-name="Shape Default" style:family="graphic" style:parent-style-name="standard">
      <style:graphic-properties draw:stroke-dash="Dashed_20__28_var_29__20_4" svg:stroke-width="0.212cm" draw:marker-start-width="0.518cm" draw:marker-end-width="0.518cm" draw:opacity="50%" draw:textarea-horizontal-align="justify" draw:textarea-vertical-align="middle" draw:auto-grow-height="false" fo:min-height="2.25cm" fo:min-width="3.5cm" fo:padding-top="0.231cm" fo:padding-bottom="0.231cm" fo:padding-left="0.356cm" fo:padding-right="0.356cm"/>
      <style:paragraph-properties fo:text-align="cente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 </meta:initial-creator>
    <meta:creation-date>2020-10-24T22:01:14.296100980</meta:creation-date>
    <dc:date>2024-02-08T11:53:48.891114459</dc:date>
    <meta:editing-duration>PT22M54S</meta:editing-duration>
    <meta:editing-cycles>8</meta:editing-cycles>
    <meta:generator>LibreOfficeDev/24.8.0.0.alpha0$Linux_X86_64 LibreOffice_project/181f4c5ac9834c15fe0acc4b6e92f064e95ab32c</meta:generator>
    <meta:document-statistic meta:object-count="7"/>
  </office:meta>
</office:document-meta>
</file>